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de compensation de l'industrie horlogère ALFA, Agence 7</text:p>
      <text:p text:style-name="P5"><text:span text:style-name="T1">Mühlestrasse</text:span> 14 - Case <text:span text:style-name="T1">postale</text:span> 141</text:p>
      <text:p text:style-name="P6">2540 Granges</text:p>
      <text:p text:style-name="P6"/>
      <text:p text:style-name="P6"><text:span text:style-name="T2">Téléphone<text:tab/></text:span>032 655 29 67</text:p>
      <text:p text:style-name="P6"><text:span text:style-name="T2">Téléfax<text:tab/></text:span>032 655 29 69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0-28T08:32:17</dc:date>
    <meta:print-date>2011-05-25T15:06:35</meta:print-date>
    <meta:editing-cycles>20</meta:editing-cycles>
    <meta:editing-duration>PT1H37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6" meta:character-count="152"/>
  </office:meta>
</office:document-meta>
</file>